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curityHandler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setAnonymousName( String an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setSupportAnonymousUser( boolean supportAnon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setAnonymousPassword( String anon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